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paragraph-rsid="0005f7a2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rsid="0005f7a2" officeooo:paragraph-rsid="0005f7a2" style:font-size-asian="9.60000038146973pt" style:font-weight-asian="normal" style:font-size-complex="11pt" style:font-weight-complex="normal"/>
    </style:style>
    <style:style style:name="T1" style:family="text">
      <style:text-properties officeooo:rsid="0005f7a2"/>
    </style:style>
    <style:style style:name="T2" style:family="text">
      <style:text-properties officeooo:rsid="0006627e"/>
    </style:style>
    <style:style style:name="T3" style:family="text">
      <style:text-properties style:text-underline-style="none"/>
    </style:style>
    <style:style style:name="T4" style:family="text">
      <style:text-properties officeooo:rsid="00109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trigger notification email from github</text:p>
      <text:p text:style-name="P2"><text:span text:style-name="T4">S</text:span>tep 1 : Github -<text:span text:style-name="T4">&gt;</text:span> Repository - <text:span text:style-name="T4">&gt;</text:span>Settings -<text:span text:style-name="T4">&gt;</text:span> notifications -<text:span text:style-name="T4">&gt;</text:span> add email </text:p>
      <text:p text:style-name="P2"/>
      <text:p text:style-name="P2">Step 2 : Test and validate by making some change in the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2:48:36.803089627</dc:date>
    <meta:editing-duration>PT2H16M59S</meta:editing-duration>
    <meta:editing-cycles>13</meta:editing-cycles>
    <meta:generator>LibreOffice/6.4.5.2$Linux_X86_64 LibreOffice_project/40$Build-2</meta:generator>
    <meta:document-statistic meta:table-count="0" meta:image-count="0" meta:object-count="0" meta:page-count="1" meta:paragraph-count="3" meta:word-count="33" meta:character-count="180" meta:non-whitespace-character-count="149"/>
  </office:meta>
</office:document-meta>
</file>